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68.46pt" svg:height="491.67pt" svg:x="287.21pt" svg:y="51.96pt">
            <draw:object draw:notify-on-update-of-ranges="Sheet1.B3:Sheet1.B3 Sheet1.B4:Sheet1.B23 Sheet1.C3:Sheet1.C3 Sheet1.C4:Sheet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8.86pt" svg:y="28.43pt">
            <draw:object draw:notify-on-update-of-ranges="Sheet1.B3:Sheet1.B3 Sheet1.B4:Sheet1.B23 Sheet1.D3:Sheet1.D3 Sheet1.D4:Sheet1.D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Distància [m]</text:p>
          </table:table-cell>
          <table:table-cell table:style-name="ce1" office:value-type="string" calcext:value-type="string">
            <text:p>η (forma 1)</text:p>
          </table:table-cell>
          <table:table-cell table:style-name="ce3" office:value-type="string" calcext:value-type="string">
            <text:p>1/η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4113" calcext:value-type="float">
            <text:p>0.04113</text:p>
          </table:table-cell>
          <table:table-cell table:formula="of:=1/[.C4]" office:value-type="float" office:value="24.313153415998" calcext:value-type="float">
            <text:p>24.313153415998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03438" calcext:value-type="float">
            <text:p>0.03438</text:p>
          </table:table-cell>
          <table:table-cell table:formula="of:=1/[.C5]" office:value-type="float" office:value="29.086678301338" calcext:value-type="float">
            <text:p>29.086678301338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1045" calcext:value-type="float">
            <text:p>0.01045</text:p>
          </table:table-cell>
          <table:table-cell table:formula="of:=1/[.C6]" office:value-type="float" office:value="95.6937799043062" calcext:value-type="float">
            <text:p>95.6937799043062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0.06437" calcext:value-type="float">
            <text:p>0.06437</text:p>
          </table:table-cell>
          <table:table-cell table:formula="of:=1/[.C7]" office:value-type="float" office:value="15.5351871990057" calcext:value-type="float">
            <text:p>15.5351871990057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0526" calcext:value-type="float">
            <text:p>0.00526</text:p>
          </table:table-cell>
          <table:table-cell table:formula="of:=1/[.C8]" office:value-type="float" office:value="190.114068441065" calcext:value-type="float">
            <text:p>190.114068441065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06448" calcext:value-type="float">
            <text:p>0.06448</text:p>
          </table:table-cell>
          <table:table-cell table:formula="of:=1/[.C9]" office:value-type="float" office:value="15.5086848635236" calcext:value-type="float">
            <text:p>15.5086848635236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0.00136" calcext:value-type="float">
            <text:p>0.00136</text:p>
          </table:table-cell>
          <table:table-cell table:formula="of:=1/[.C10]" office:value-type="float" office:value="735.294117647059" calcext:value-type="float">
            <text:p>735.294117647059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0.00112" calcext:value-type="float">
            <text:p>0.00112</text:p>
          </table:table-cell>
          <table:table-cell table:formula="of:=1/[.C11]" office:value-type="float" office:value="892.857142857143" calcext:value-type="float">
            <text:p>892.857142857143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office:value-type="float" office:value="0.00816" calcext:value-type="float">
            <text:p>0.00816</text:p>
          </table:table-cell>
          <table:table-cell table:formula="of:=1/[.C12]" office:value-type="float" office:value="122.549019607843" calcext:value-type="float">
            <text:p>122.5490196078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518" calcext:value-type="float">
            <text:p>0.00518</text:p>
          </table:table-cell>
          <table:table-cell table:formula="of:=1/[.C13]" office:value-type="float" office:value="193.050193050193" calcext:value-type="float">
            <text:p>193.050193050193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0.00424" calcext:value-type="float">
            <text:p>0.00424</text:p>
          </table:table-cell>
          <table:table-cell table:formula="of:=1/[.C14]" office:value-type="float" office:value="235.849056603774" calcext:value-type="float">
            <text:p>235.849056603774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0.0068" calcext:value-type="float">
            <text:p>0.0068</text:p>
          </table:table-cell>
          <table:table-cell table:formula="of:=1/[.C15]" office:value-type="float" office:value="147.058823529412" calcext:value-type="float">
            <text:p>147.058823529412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office:value-type="float" office:value="0.00592" calcext:value-type="float">
            <text:p>0.00592</text:p>
          </table:table-cell>
          <table:table-cell table:formula="of:=1/[.C16]" office:value-type="float" office:value="168.918918918919" calcext:value-type="float">
            <text:p>168.918918918919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0.01572" calcext:value-type="float">
            <text:p>0.01572</text:p>
          </table:table-cell>
          <table:table-cell table:formula="of:=1/[.C17]" office:value-type="float" office:value="63.6132315521629" calcext:value-type="float">
            <text:p>63.6132315521629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0.01063" calcext:value-type="float">
            <text:p>0.01063</text:p>
          </table:table-cell>
          <table:table-cell table:formula="of:=1/[.C18]" office:value-type="float" office:value="94.0733772342427" calcext:value-type="float">
            <text:p>94.0733772342427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0.00088" calcext:value-type="float">
            <text:p>0.00088</text:p>
          </table:table-cell>
          <table:table-cell table:formula="of:=1/[.C19]" office:value-type="float" office:value="1136.36363636364" calcext:value-type="float">
            <text:p>1136.36363636364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0.00046" calcext:value-type="float">
            <text:p>0.00046</text:p>
          </table:table-cell>
          <table:table-cell table:formula="of:=1/[.C20]" office:value-type="float" office:value="2173.91304347826" calcext:value-type="float">
            <text:p>2173.91304347826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0.0009" calcext:value-type="float">
            <text:p>0.0009</text:p>
          </table:table-cell>
          <table:table-cell table:formula="of:=1/[.C21]" office:value-type="float" office:value="1111.11111111111" calcext:value-type="float">
            <text:p>1111.11111111111</text:p>
          </table:table-cell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0.0022" calcext:value-type="float">
            <text:p>0.0022</text:p>
          </table:table-cell>
          <table:table-cell table:formula="of:=1/[.C22]" office:value-type="float" office:value="454.545454545455" calcext:value-type="float">
            <text:p>454.5454545454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464" calcext:value-type="float">
            <text:p>0.00464</text:p>
          </table:table-cell>
          <table:table-cell table:formula="of:=1/[.C23]" office:value-type="float" office:value="215.51724137931" calcext:value-type="float">
            <text:p>215.51724137931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style-name="Default" table:formula="of:=SUM([.C4:.C23])/20" office:value-type="float" office:value="0.014414" calcext:value-type="float">
            <text:p>0.0144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7:43:23.358854116</meta:creation-date>
    <dc:date>2019-11-18T11:10:43.136888267</dc:date>
    <meta:editing-duration>PT1H58M36S</meta:editing-duration>
    <meta:editing-cycles>1</meta:editing-cycles>
    <meta:document-statistic meta:table-count="1" meta:cell-count="64" meta:object-count="2"/>
    <meta:generator>LibreOffice/6.0.7.3$Linux_X86_64 LibreOffice_project/00m0$Build-3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694cm" svg:height="17.346cm" xlink:href=".." xlink:type="simple" chart:class="chart:scatter" chart:style-name="ch1">
        <chart:title svg:x="14.769cm" svg:y="0.482cm" chart:style-name="ch2">
          <text:p>Variacion de η en funcion de la distancia</text:p>
        </chart:title>
        <chart:legend chart:legend-position="end" svg:x="35.272cm" svg:y="8.374cm" style:legend-expansion="high" chart:style-name="ch3"/>
        <chart:plot-area chart:style-name="ch4" table:cell-range-address="Sheet1.B3:Sheet1.C23" chart:data-source-has-labels="row" svg:x="1.764cm" svg:y="1.607cm" svg:width="32.755cm" svg:height="14.412cm">
          <chartooo:coordinate-region svg:x="2.676cm" svg:y="1.807cm" svg:width="31.749cm" svg:height="13.565cm"/>
          <chart:axis chart:dimension="x" chart:name="primary-x" chart:style-name="ch5">
            <chart:title svg:x="17.131cm" svg:y="16.365cm" chart:style-name="ch6">
              <text:p>Distancia (m)</text:p>
            </chart:title>
            <chart:grid chart:style-name="ch7" chart:class="major"/>
          </chart:axis>
          <chart:axis chart:dimension="y" chart:name="primary-y" chart:style-name="ch5">
            <chart:title svg:x="0.451cm" svg:y="10.445cm" chart:style-name="ch8">
              <text:p>Factor d'eficiencia( η )</text:p>
            </chart:title>
            <chart:grid chart:style-name="ch7" chart:class="major"/>
          </chart:axis>
          <chart:series chart:style-name="ch9" chart:values-cell-range-address="Sheet1.C4:Sheet1.C23" chart:label-cell-address="Sheet1.C3:Sheet1.C3" chart:class="chart:scatter">
            <chart:domain table:cell-range-address="Sheet1.B4:Sheet1.B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η (forma 1)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4:Sheet1.B23</svg:desc>
                </draw:g>
              </table:table-cell>
              <table:table-cell office:value-type="float" office:value="0.04113">
                <text:p>0.04113</text:p>
                <draw:g>
                  <svg:desc>Sheet1.C4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03438">
                <text:p>0.03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01045">
                <text:p>0.01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6437">
                <text:p>0.06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0.00526">
                <text:p>0.0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0.06448">
                <text:p>0.06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">
                <text:p>2.4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">
                <text:p>2.7</text:p>
              </table:table-cell>
              <table:table-cell office:value-type="float" office:value="0.00816">
                <text:p>0.00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00518">
                <text:p>0.00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">
                <text:p>3.3</text:p>
              </table:table-cell>
              <table:table-cell office:value-type="float" office:value="0.00424">
                <text:p>0.00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">
                <text:p>3.6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0.00592">
                <text:p>0.00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">
                <text:p>4.2</text:p>
              </table:table-cell>
              <table:table-cell office:value-type="float" office:value="0.01572">
                <text:p>0.015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">
                <text:p>4.5</text:p>
              </table:table-cell>
              <table:table-cell office:value-type="float" office:value="0.01063">
                <text:p>0.01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">
                <text:p>4.8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">
                <text:p>5.1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">
                <text:p>5.4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">
                <text:p>5.7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.00464">
                <text:p>0.00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69cm" svg:y="4.201cm" style:legend-expansion="high" chart:style-name="ch2"/>
        <chart:plot-area chart:style-name="ch3" table:cell-range-address="Sheet1.B3:Sheet1.B23 Sheet1.D3:Sheet1.D23" chart:data-source-has-labels="row" svg:x="0.32cm" svg:y="0.18cm" svg:width="14.129cm" svg:height="8.64cm">
          <chartooo:coordinate-region svg:x="1.312cm" svg:y="0.379cm" svg:width="13.04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23" chart:label-cell-address="Sheet1.D3:Sheet1.D3" chart:class="chart:scatter">
            <chart:domain table:cell-range-address="Sheet1.B4:Sheet1.B23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/η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4:Sheet1.B23</svg:desc>
                </draw:g>
              </table:table-cell>
              <table:table-cell office:value-type="float" office:value="24.313153415998">
                <text:p>24.313153415998</text:p>
                <draw:g>
                  <svg:desc>Sheet1.D4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29.086678301338">
                <text:p>29.086678301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95.6937799043062">
                <text:p>95.6937799043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15.5351871990057">
                <text:p>15.5351871990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90.114068441065">
                <text:p>190.114068441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15.5086848635236">
                <text:p>15.5086848635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735.294117647059">
                <text:p>735.294117647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">
                <text:p>2.4</text:p>
              </table:table-cell>
              <table:table-cell office:value-type="float" office:value="892.857142857143">
                <text:p>892.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">
                <text:p>2.7</text:p>
              </table:table-cell>
              <table:table-cell office:value-type="float" office:value="122.549019607843">
                <text:p>122.549019607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93.050193050193">
                <text:p>193.050193050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">
                <text:p>3.3</text:p>
              </table:table-cell>
              <table:table-cell office:value-type="float" office:value="235.849056603774">
                <text:p>235.849056603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">
                <text:p>3.6</text:p>
              </table:table-cell>
              <table:table-cell office:value-type="float" office:value="147.058823529412">
                <text:p>147.058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168.918918918919">
                <text:p>168.918918918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">
                <text:p>4.2</text:p>
              </table:table-cell>
              <table:table-cell office:value-type="float" office:value="63.6132315521629">
                <text:p>63.6132315521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">
                <text:p>4.5</text:p>
              </table:table-cell>
              <table:table-cell office:value-type="float" office:value="94.0733772342427">
                <text:p>94.0733772342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">
                <text:p>4.8</text:p>
              </table:table-cell>
              <table:table-cell office:value-type="float" office:value="1136.36363636364">
                <text:p>1136.3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">
                <text:p>5.1</text:p>
              </table:table-cell>
              <table:table-cell office:value-type="float" office:value="2173.91304347826">
                <text:p>2173.91304347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">
                <text:p>5.4</text:p>
              </table:table-cell>
              <table:table-cell office:value-type="float" office:value="1111.11111111111">
                <text:p>1111.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">
                <text:p>5.7</text:p>
              </table:table-cell>
              <table:table-cell office:value-type="float" office:value="454.545454545455">
                <text:p>454.545454545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15.51724137931">
                <text:p>215.51724137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